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Midori128-64</text:p>
      <text:p text:style-name="Standard"/>
      <text:p text:style-name="Standard">## Setup:</text:p>
      <text:p text:style-name="Standard">1. Clone the repo, or download all the files.</text:p>
      <text:p text:style-name="Standard">2. Open terminal and run **python3 main.py**</text:p>
      <text:p text:style-name="Standard">3. Enter message to be encrypted.</text:p>
      <text:p text:style-name="Standard"/>
      <text:p text:style-name="Standard">The Key is generated at random. The main uses 128-bit version for the demo.</text:p>
      <text:p text:style-name="Standard"/>
      <text:p text:style-name="Standard"># UDP Client-Server Midori-64 encryption based messaging</text:p>
      <text:p text:style-name="Standard">1. Open two terminal: T_client and T_server</text:p>
      <text:p text:style-name="Standard">2. In T_server execute /App/server.py.</text:p>
      <text:p text:style-name="Standard">3. In T_client execute /App/client.py.</text:p>
      <text:p text:style-name="Standard">4. Enter message to be sent in client.</text:p>
      <text:p text:style-name="Standard">*Note: Server is hosted at localport:8080 if you want to change to change **localport** parameter in server.py and **server_address** in client.py.*</text:p>
      <text:p text:style-name="Standard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17:17:12.603671500</meta:creation-date>
    <meta:generator>LibreOffice/6.4.7.2$Linux_X86_64 LibreOffice_project/40$Build-2</meta:generator>
    <dc:date>2023-09-17T17:18:06.086744343</dc:date>
    <meta:editing-duration>PT53S</meta:editing-duration>
    <meta:editing-cycles>1</meta:editing-cycles>
    <meta:document-statistic meta:table-count="0" meta:image-count="0" meta:object-count="0" meta:page-count="1" meta:paragraph-count="13" meta:word-count="93" meta:character-count="584" meta:non-whitespace-character-count="500"/>
  </office:meta>
</office:document-meta>
</file>